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d241" officeooo:paragraph-rsid="001fd241"/>
    </style:style>
    <style:style style:name="P2" style:family="paragraph" style:parent-style-name="Standard">
      <style:text-properties officeooo:rsid="001fd241" officeooo:paragraph-rsid="0021098b"/>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paragraph-rsid="001fd241" style:font-size-asian="12pt" style:font-size-complex="12pt"/>
    </style:style>
    <style:style style:name="P5" style:family="paragraph" style:parent-style-name="Standard">
      <style:text-properties style:font-name="Liberation Serif" fo:font-size="12pt" officeooo:paragraph-rsid="00203552" style:font-size-asian="12pt" style:font-size-complex="12pt"/>
    </style:style>
    <style:style style:name="P6" style:family="paragraph" style:parent-style-name="Standard">
      <style:text-properties style:font-name="Liberation Serif" fo:font-size="12pt" fo:font-weight="bold" officeooo:rsid="001fd241" officeooo:paragraph-rsid="001fd241" style:font-size-asian="12pt" style:font-weight-asian="bold" style:font-size-complex="12pt" style:font-weight-complex="bold"/>
    </style:style>
    <style:style style:name="P7" style:family="paragraph" style:parent-style-name="Standard">
      <style:text-properties style:font-name="Liberation Serif" fo:font-size="12pt" fo:font-weight="normal" officeooo:rsid="00211f73" officeooo:paragraph-rsid="00211f73" style:font-size-asian="12pt" style:font-weight-asian="normal" style:font-size-complex="12pt" style:font-weight-complex="normal"/>
    </style:style>
    <style:style style:name="P8" style:family="paragraph" style:parent-style-name="Standard">
      <style:text-properties officeooo:paragraph-rsid="0021098b"/>
    </style:style>
    <style:style style:name="P9" style:family="paragraph" style:parent-style-name="Standard">
      <style:text-properties fo:font-weight="bold" officeooo:rsid="001fd241" officeooo:paragraph-rsid="001fd241" style:font-weight-asian="bold" style:font-weight-complex="bold"/>
    </style:style>
    <style:style style:name="P10" style:family="paragraph" style:parent-style-name="Standard">
      <style:text-properties style:font-name="Liberation Serif" fo:font-size="12pt" fo:font-weight="normal" officeooo:rsid="00211f73" officeooo:paragraph-rsid="00211f73" style:font-size-asian="12pt" style:font-weight-asian="normal" style:font-size-complex="12pt" style:font-weight-complex="normal"/>
    </style:style>
    <style:style style:name="P11" style:family="paragraph" style:parent-style-name="Standard">
      <style:text-properties style:font-name="Liberation Serif" fo:font-size="12pt" fo:font-weight="normal" officeooo:rsid="00211f73" officeooo:paragraph-rsid="0026cdc1" style:font-size-asian="12pt" style:font-weight-asian="normal" style:font-size-complex="12pt" style:font-weight-complex="normal"/>
    </style:style>
    <style:style style:name="T1" style:family="text">
      <style:text-properties officeooo:rsid="001fd241"/>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1fd241" style:font-size-asian="12pt" style:font-size-complex="12pt"/>
    </style:style>
    <style:style style:name="T4" style:family="text">
      <style:text-properties style:font-name="Liberation Serif" fo:font-size="12pt" officeooo:rsid="0021098b" style:font-size-asian="12pt" style:font-size-complex="12pt"/>
    </style:style>
    <style:style style:name="T5" style:family="text">
      <style:text-properties officeooo:rsid="00203552"/>
    </style:style>
    <style:style style:name="T6" style:family="text">
      <style:text-properties officeooo:rsid="0021098b"/>
    </style:style>
    <style:style style:name="T7" style:family="text">
      <style:text-properties officeooo:rsid="00211f73"/>
    </style:style>
    <style:style style:name="T8" style:family="text">
      <style:text-properties officeooo:rsid="0022b8f1"/>
    </style:style>
    <style:style style:name="T9" style:family="text">
      <style:text-properties officeooo:rsid="002304ba"/>
    </style:style>
    <style:style style:name="T10" style:family="text">
      <style:text-properties officeooo:rsid="0026cdc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roup Number: 25</text:p>
      <text:p text:style-name="P7">Student <text:span text:style-name="T10">1</text:span>: </text:p>
      <text:p text:style-name="P7">Thijs Boumans, 4214854</text:p>
      <text:p text:style-name="P11">Student <text:span text:style-name="T10">2</text:span>:</text:p>
      <text:p text:style-name="P11">Stephan Neevel, 4232623</text:p>
      <text:p text:style-name="P6"/>
      <text:p text:style-name="P6">Functional <text:span text:style-name="T8">requirements</text:span></text:p>
      <text:p text:style-name="P4"><text:span text:style-name="T1">-</text:span>The robot can drive around based on geometry_msgs/Twist messages published on the topic cmd_vel.</text:p>
      <text:p text:style-name="P3"/>
      <text:p text:style-name="P3">-The robot will stop when an object of <text:span text:style-name="T5">at least</text:span> <text:span text:style-name="T6">4 cm width and 3 cm height</text:span> is placed <text:span text:style-name="T5">within 20 cm in </text:span>front of it, <text:span text:style-name="T1">so it doesn't collide with it. Due to form of the tracks on the robot, we estimated that the robot can drive over objects that are a maximum of 3 cm high. Also, from our experience using the HC -SR04 ultrasonic sensor, we noted it can reliably 'see' objects of 4 cm width within 1 meter distance. <text:s/></text:span></text:p>
      <text:p text:style-name="P3"/>
      <text:p text:style-name="P5">-<text:span text:style-name="T1">The robot should be able to drive at different speeds based on the geometry_msgs/Twist messages published on the topic </text:span>cmd_vel. <text:span text:style-name="T5">It should remain able to meets its other requirements.</text:span></text:p>
      <text:p text:style-name="P3"/>
      <text:p text:style-name="P3">-The robot is able to follow the line in <text:span text:style-name="T5">4 different test tracks. One of the tracks contains lines crossing each other, and the robot should be able to cope with this. The line can be as little as 0.4 cm wide, Furthermore, the sum of the difference between the background and the line of all three RGB channels could be as little as 90. A bit of testing with different RGB values and experience with other line following robots, we came to this number. </text:span></text:p>
      <text:p text:style-name="P3"/>
      <text:p text:style-name="P3">-The timers in the Arduino sketch are set via the AVR timing registers.</text:p>
      <text:p text:style-name="P3"/>
      <text:p text:style-name="P3">-The speed <text:span text:style-name="T6">of the robot </text:span>is adjusted based on the distance to the robot in front when several</text:p>
      <text:p text:style-name="Standard"><text:span text:style-name="T2">robots drive on the same test track. </text:span><text:span text:style-name="T4">The minimal distance to the robot in front should always be 20 cm. We estimate this is a safe distance to avoid collision. </text:span></text:p>
      <text:p text:style-name="Standard"/>
      <text:p text:style-name="Standard"><text:span text:style-name="T2">-</text:span><text:span text:style-name="T3">The robot must stop when no new commands have been given to </text:span><text:span text:style-name="T4">the arduino from the laptop</text:span><text:span text:style-name="T3"> for a time </text:span><text:span text:style-name="T4">of 2 seconds. This is to avoid the robot from going rogue. </text:span></text:p>
      <text:p text:style-name="Standard"/>
      <text:p text:style-name="P8"><text:span text:style-name="T3">-The ROS line-follow node should be independent of the implementation of the robot; </text:span><text:span text:style-name="T4">it just uses the geometry_msgs/Twist messages and publishes it on the topic cmd_vel. </text:span></text:p>
      <text:p text:style-name="P2"/>
      <text:p text:style-name="P9">Non-functional</text:p>
      <text:p text:style-name="P1">-The line follow setup will consist of an android smartphone, a robot <text:span text:style-name="T9">with arduino</text:span>, and a laptop working together.</text:p>
      <text:p text:style-name="P1">-The software should be independent of laptop choice <text:span text:style-name="T9">and</text:span> android smartphone choice.</text:p>
      <text:p text:style-name="P1">-<text:span text:style-name="T7">The roundtrip delay from the smartphone, to the laptop to the arduino can be as high as 100 ms. We estimated that with a high disturbance, and a short distance of the wifi and bluetooth, this is a reasonable number.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09:04:40.195347551</meta:creation-date>
    <dc:date>2015-01-22T14:14:57.093843618</dc:date>
    <meta:editing-duration>PT1H31M7S</meta:editing-duration>
    <meta:editing-cycles>5</meta:editing-cycles>
    <meta:generator>LibreOffice/4.2.7.2$Linux_X86_64 LibreOffice_project/420m0$Build-2</meta:generator>
    <meta:document-statistic meta:table-count="0" meta:image-count="0" meta:object-count="0" meta:page-count="1" meta:paragraph-count="19" meta:word-count="417" meta:character-count="2330" meta:non-whitespace-character-count="1923"/>
  </office:meta>
</office:document-meta>
</file>